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b9893" officeooo:paragraph-rsid="001390a3"/>
    </style:style>
    <style:style style:name="P2" style:family="paragraph" style:parent-style-name="Standard">
      <style:text-properties style:font-name="Ubuntu" fo:language="en" fo:country="US" officeooo:rsid="001b9893" officeooo:paragraph-rsid="0013a8a2"/>
    </style:style>
    <style:style style:name="P3" style:family="paragraph" style:parent-style-name="Standard">
      <style:text-properties style:font-name="Ubuntu" fo:language="en" fo:country="US" fo:font-weight="bold" officeooo:rsid="001b9893" officeooo:paragraph-rsid="0013a8a2" style:font-weight-asian="bold" style:font-weight-complex="bold"/>
    </style:style>
    <style:style style:name="T1" style:family="text">
      <style:text-properties officeooo:rsid="001e32f9"/>
    </style:style>
    <style:style style:name="T2" style:family="text">
      <style:text-properties fo:font-weight="normal" officeooo:rsid="001e32f9" style:font-weight-asian="normal" style:font-weight-complex="normal"/>
    </style:style>
    <style:style style:name="T3" style:family="text">
      <style:text-properties officeooo:rsid="00214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\section<text:span text:style-name="T3">Administration of Linux</text:span></text:p>
      <text:p text:style-name="P1">Na většině <text:span text:style-name="T1">linuxových a </text:span>U<text:span text:style-name="T1">nix</text:span>-like<text:span text:style-name="T1">\footnote{</text:span><text:span text:style-name="T2">http://en.wikipedia.org/wiki/Unix-like}</text:span> operačních systémech jsou všechny administrativní<text:span text:style-name="T1"> </text:span>úlohy prováděny uživatelem \textit{root}. <text:span text:style-name="T1">Tento uživatel má přístup ke všem příkazům a souborům systému\footnote{http://www.linfo.org/root.html}. </text:span>Jestliže <text:span text:style-name="T1">chce </text:span>systém spravovat jiný uživatel, pak musí znát<text:span text:style-name="T1"> </text:span>heslo uživatele root nebo využí<text:span text:style-name="T1">t nástrojů, které umožňují získat práva tohoto uživatele.</text:span></text:p>
      <text:p text:style-name="P1"><text:span text:style-name="T1"/></text:p>
      <text:p text:style-name="P2"/>
      <text:p text:style-name="P3"><text:span text:style-name="T1">\subsection{su (Substitute User)}</text:span></text:p>
      <text:p text:style-name="P2">Program \textbf{su} umožnuje uživateli se dočasně stát jiným uživatelem. Ve</text:p>
      <text:p text:style-name="P2">většině případů je tím jiným uživatelem právě uživatel \textbf{root}. Su tedy</text:p>
      <text:p text:style-name="P2">může libovolnému uživateli dát plnou kontrolu nad systémem, jestliže daný</text:p>
      <text:p text:style-name="P2">uživatel zná heslo uživatele \textbf{root}. Su umí logovat události pomocí</text:p>
      <text:p text:style-name="P2"><text:span text:style-name="T1">syslog, pokud je s touto podporou zkompilová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txh </meta:initial-creator>
    <meta:creation-date>2013-11-24T14:51:12</meta:creation-date>
    <dc:date>2013-11-24T15:30:37</dc:date>
    <dc:creator>hitxh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8" meta:word-count="99" meta:character-count="836" meta:non-whitespace-character-count="745"/>
  </office:meta>
</office:document-meta>
</file>